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C0000013F987C45EBF8CF355F.png" manifest:media-type="image/png"/>
  <manifest:file-entry manifest:full-path="Pictures/100000010000029C0000013F8B379BDA9E9B0B4A.png" manifest:media-type="image/png"/>
  <manifest:file-entry manifest:full-path="Pictures/100000010000029C0000013FE0C6104682CE1BE4.png" manifest:media-type="image/png"/>
  <manifest:file-entry manifest:full-path="Pictures/100000010000029C0000013F72E43FA0A7016761.png" manifest:media-type="image/png"/>
  <manifest:file-entry manifest:full-path="Pictures/100000010000029C0000013F07BFE18A30AACFE3.png" manifest:media-type="image/png"/>
  <manifest:file-entry manifest:full-path="Pictures/100000010000029C0000013FD59FFBB892A37441.png" manifest:media-type="image/png"/>
  <manifest:file-entry manifest:full-path="Pictures/100000010000029C0000013FD38654586899C51F.png" manifest:media-type="image/png"/>
  <manifest:file-entry manifest:full-path="Pictures/100000010000029C0000013F32C0328FB58205EB.png" manifest:media-type="image/png"/>
  <manifest:file-entry manifest:full-path="Pictures/100000010000029C0000013F3048D41034EE5848.png" manifest:media-type="image/png"/>
  <manifest:file-entry manifest:full-path="Pictures/100000010000029C0000013FB1FAC7496CE590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9d9a"/>
    </style:style>
    <style:style style:name="T1" style:family="text">
      <style:text-properties officeooo:rsid="000dd8d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2" text:anchor-type="as-char" svg:y="-8.4cm" svg:width="17.59cm" svg:height="8.4cm" draw:z-index="0"><draw:image xlink:href="Pictures/100000010000029C0000013FB1FAC7496CE5907A.png" xlink:type="simple" xlink:show="embed" xlink:actuate="onLoad" draw:mime-type="image/png"/></draw:frame></text:p>
      <text:p text:style-name="Standard"><draw:frame draw:style-name="fr1" draw:name="Image3" text:anchor-type="as-char" svg:width="17.59cm" svg:height="8.4cm" draw:z-index="1"><draw:image xlink:href="Pictures/100000010000029C0000013F3048D41034EE5848.png" xlink:type="simple" xlink:show="embed" xlink:actuate="onLoad" draw:mime-type="image/png"/></draw:frame></text:p>
      <text:p text:style-name="Standard"><draw:frame draw:style-name="fr1" draw:name="Image12" text:anchor-type="as-char" svg:width="17.59cm" svg:height="8.4cm" draw:z-index="2"><draw:image xlink:href="Pictures/100000010000029C0000013F32C0328FB58205EB.png" xlink:type="simple" xlink:show="embed" xlink:actuate="onLoad" draw:mime-type="image/png"/></draw:frame></text:p>
      <text:p text:style-name="Standard"/>
      <text:p text:style-name="Standard"><text:soft-page-break/></text:p>
      <text:p text:style-name="Standard"><draw:frame draw:style-name="fr1" draw:name="Image1" text:anchor-type="as-char" svg:width="17.59cm" svg:height="8.4cm" draw:z-index="3"><draw:image xlink:href="Pictures/100000010000029C0000013FD38654586899C51F.png" xlink:type="simple" xlink:show="embed" xlink:actuate="onLoad" draw:mime-type="image/png"/></draw:frame></text:p>
      <text:p text:style-name="Standard"><draw:frame draw:style-name="fr1" draw:name="Image4" text:anchor-type="as-char" svg:width="17.59cm" svg:height="8.4cm" draw:z-index="4"><draw:image xlink:href="Pictures/100000010000029C0000013F72E43FA0A7016761.png" xlink:type="simple" xlink:show="embed" xlink:actuate="onLoad" draw:mime-type="image/png"/></draw:frame></text:p>
      <text:p text:style-name="Standard"><draw:frame draw:style-name="fr1" draw:name="Image5" text:anchor-type="as-char" svg:width="17.59cm" svg:height="8.4cm" draw:z-index="5"><draw:image xlink:href="Pictures/100000010000029C0000013FD59FFBB892A37441.png" xlink:type="simple" xlink:show="embed" xlink:actuate="onLoad" draw:mime-type="image/png"/></draw:frame></text:p>
      <text:p text:style-name="Standard"><text:soft-page-break/></text:p>
      <text:p text:style-name="Standard"><draw:frame draw:style-name="fr1" draw:name="Image6" text:anchor-type="as-char" svg:width="17.59cm" svg:height="8.4cm" draw:z-index="6"><draw:image xlink:href="Pictures/100000010000029C0000013FE0C6104682CE1BE4.png" xlink:type="simple" xlink:show="embed" xlink:actuate="onLoad" draw:mime-type="image/png"/></draw:frame></text:p>
      <text:p text:style-name="Standard"><draw:frame draw:style-name="fr1" draw:name="Image7" text:anchor-type="as-char" svg:width="17.59cm" svg:height="8.4cm" draw:z-index="7"><draw:image xlink:href="Pictures/100000010000029C0000013F07BFE18A30AACFE3.png" xlink:type="simple" xlink:show="embed" xlink:actuate="onLoad" draw:mime-type="image/png"/></draw:frame></text:p>
      <text:p text:style-name="Standard"><draw:frame draw:style-name="fr1" draw:name="Image8" text:anchor-type="as-char" svg:width="17.59cm" svg:height="8.4cm" draw:z-index="8"><draw:image xlink:href="Pictures/100000010000029C0000013F8B379BDA9E9B0B4A.png" xlink:type="simple" xlink:show="embed" xlink:actuate="onLoad" draw:mime-type="image/png"/></draw:frame></text:p>
      <text:p text:style-name="Standard"><text:soft-page-break/></text:p>
      <text:p text:style-name="Standard"><draw:frame draw:style-name="fr1" draw:name="Image9" text:anchor-type="as-char" svg:width="17.59cm" svg:height="8.4cm" draw:z-index="9"><draw:image xlink:href="Pictures/100000010000029C0000013F987C45EBF8CF355F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0:51:11.531169984</meta:creation-date>
    <dc:date>2024-04-18T15:26:09.264083852</dc:date>
    <meta:editing-duration>PT4M27S</meta:editing-duration>
    <meta:editing-cycles>1</meta:editing-cycles>
    <meta:document-statistic meta:table-count="0" meta:image-count="10" meta:object-count="0" meta:page-count="4" meta:paragraph-count="10" meta:word-count="0" meta:character-count="0" meta:non-whitespace-character-count="0"/>
    <meta:generator>LibreOffice/7.3.7.2$Linux_X86_64 LibreOffice_project/30$Build-2</meta:generator>
  </office:meta>
</office:document-meta>
</file>